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8d94c" officeooo:paragraph-rsid="0008d94c" style:font-weight-asian="bold" style:font-weight-complex="bold"/>
    </style:style>
    <style:style style:name="P2" style:family="paragraph" style:parent-style-name="Text_20_body">
      <style:text-properties fo:font-style="italic" fo:font-weight="normal" officeooo:rsid="0008d94c" officeooo:paragraph-rsid="0008d94c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fo:font-style="normal" fo:font-weight="bold" officeooo:rsid="000c6f2f" officeooo:paragraph-rsid="000c6f2f" style:font-style-asian="normal" style:font-weight-asian="bold" style:font-style-complex="normal" style:font-weight-complex="bold"/>
    </style:style>
    <style:style style:name="P4" style:family="paragraph" style:parent-style-name="Text_20_body" style:list-style-name="L1">
      <style:text-properties officeooo:rsid="0008d94c" officeooo:paragraph-rsid="0008d94c"/>
    </style:style>
    <style:style style:name="P5" style:family="paragraph" style:parent-style-name="Text_20_body" style:list-style-name="L2">
      <style:text-properties officeooo:rsid="0008d94c" officeooo:paragraph-rsid="0008d94c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08d94c" officeooo:paragraph-rsid="0008d94c"/>
    </style:style>
    <style:style style:name="P7" style:family="paragraph" style:parent-style-name="Text_20_body" style:list-style-name="L2">
      <style:text-properties officeooo:paragraph-rsid="0008d94c"/>
    </style:style>
    <style:style style:name="P8" style:family="paragraph" style:parent-style-name="Heading_20_1">
      <style:text-properties officeooo:rsid="0008d94c" officeooo:paragraph-rsid="0008d94c"/>
    </style:style>
    <style:style style:name="P9" style:family="paragraph" style:parent-style-name="Quotations">
      <style:text-properties officeooo:rsid="000f4c5f" officeooo:paragraph-rsid="000f4c5f"/>
    </style:style>
    <style:style style:name="P10" style:family="paragraph" style:parent-style-name="Heading_20_2">
      <style:text-properties officeooo:rsid="0008d94c" officeooo:paragraph-rsid="0008d94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8d94c"/>
    </style:style>
    <style:style style:name="T3" style:family="text">
      <style:text-properties style:text-underline-style="none"/>
    </style:style>
    <style:style style:name="T4" style:family="text">
      <style:text-properties officeooo:rsid="000f4c5f"/>
    </style:style>
    <style:style style:name="T5" style:family="text">
      <style:text-properties officeooo:rsid="001102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Header 1</text:h>
      <text:h text:style-name="P10" text:outline-level="2">Header 2</text:h>
      <text:p text:style-name="P9">Styled text</text:p>
      <text:list xml:id="list3398756875" text:style-name="L1">
        <text:list-item>
          <text:p text:style-name="P4">ol<text:span text:style-name="T5">1</text:span></text:p>
        </text:list-item>
        <text:list-item>
          <text:p text:style-name="P6">ol<text:span text:style-name="T5">2 </text:span></text:p>
        </text:list-item>
      </text:list>
      <text:list xml:id="list2447211153" text:style-name="L2">
        <text:list-item>
          <text:p text:style-name="P5">ul<text:span text:style-name="T5">1</text:span></text:p>
        </text:list-item>
        <text:list-item>
          <text:p text:style-name="P7"><text:span text:style-name="T2">ul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1:00:10.609000000</meta:creation-date>
    <dc:date>2019-09-20T05:47:16.747000000</dc:date>
    <meta:editing-duration>PT4H13M23S</meta:editing-duration>
    <meta:editing-cycles>12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7" meta:word-count="14" meta:character-count="46" meta:non-whitespace-character-count="42"/>
  </office:meta>
</office:document-meta>
</file>